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4.022cm" fo:min-width="0.0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.322cm" fo:min-width="3.9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b6bd" draw:marker-start-width="0.242cm" draw:marker-end-width="0.242cm" draw:fill="none" draw:textarea-horizontal-align="justify" draw:textarea-vertical-align="middle" draw:auto-grow-height="false" fo:min-height="0.522cm" fo:min-width="0.2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.322cm" fo:min-width="8.5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2.422cm" fo:min-width="0.0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.322cm" fo:min-width="9.37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svg:stroke-width="0.028cm" svg:stroke-color="#00b6bd" draw:marker-start-width="0.242cm" draw:marker-end-width="0.242cm" draw:fill="none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12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cm" fo:min-width="0.272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loext:graphic-properties draw:fill="none" draw:fill-color="#f58220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aa55a1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color="#aa55a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cm" svg:height="2cm" svg:x="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cm" svg:y1="16.2cm" svg:x2="8cm" svg:y2="17cm">
            <text:p/>
          </draw:line>
          <draw:line draw:style-name="gr2" draw:text-style-name="P1" draw:layer="layout" svg:x1="8cm" svg:y1="17cm" svg:x2="6.4cm" svg:y2="17.8cm">
            <text:p/>
          </draw:line>
        </draw:g>
        <draw:custom-shape draw:style-name="gr3" draw:text-style-name="P2" draw:layer="layout" svg:width="0.6cm" svg:height="4.3cm" svg:x="3.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0.6cm" svg:x="11cm" svg:y="1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3.2cm" svg:y="16.2cm">
          <text:p text:style-name="P3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8.7cm" svg:y="16.2cm">
          <text:p text:style-name="P3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16.2cm" svg:y="16.2cm">
          <text:p text:style-name="P3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6cm" svg:height="4.3cm" svg:x="16.7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1cm" svg:height="0.6cm" svg:x="6.4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16.2cm" svg:y="8.2cm">
          <text:p text:style-name="P3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cm" svg:height="2.7cm" svg:x="3.7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3.2cm" svg:y="8.2cm">
          <text:p text:style-name="P3"><text:span text:style-name="T1">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cm" svg:height="2.7cm" svg:x="16.7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9cm" svg:height="0.6cm" svg:x="5.7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16.2cm" svg:y="2.2cm">
          <text:p text:style-name="P3"><text:span text:style-name="T1">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3.2cm" svg:y="2.2cm">
          <text:p text:style-name="P3"><text:span text:style-name="T1">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4" draw:layer="layout" svg:width="1.4cm" svg:height="0.9cm" svg:x="6.1cm" svg:y="16.6cm">
          <draw:text-box>
            <text:p><text:span text:style-name="T2">201</text:span></text:p>
          </draw:text-box>
        </draw:frame>
        <draw:frame draw:style-name="gr9" draw:text-style-name="P4" draw:layer="layout" svg:width="1.4cm" svg:height="0.9cm" svg:x="12.4cm" svg:y="16.6cm">
          <draw:text-box>
            <text:p><text:span text:style-name="T2">101</text:span></text:p>
          </draw:text-box>
        </draw:frame>
        <draw:frame draw:style-name="gr9" draw:text-style-name="P4" draw:layer="layout" svg:width="1.4cm" svg:height="0.9cm" svg:x="17.3cm" svg:y="12.9cm">
          <draw:text-box>
            <text:p><text:span text:style-name="T2">102</text:span></text:p>
          </draw:text-box>
        </draw:frame>
        <draw:frame draw:style-name="gr9" draw:text-style-name="P4" draw:layer="layout" svg:width="1.4cm" svg:height="0.9cm" svg:x="12.5cm" svg:y="8.6cm">
          <draw:text-box>
            <text:p><text:span text:style-name="T2">103</text:span></text:p>
          </draw:text-box>
        </draw:frame>
        <draw:frame draw:style-name="gr9" draw:text-style-name="P4" draw:layer="layout" svg:width="1.4cm" svg:height="0.9cm" svg:x="17.2cm" svg:y="5.7cm">
          <draw:text-box>
            <text:p><text:span text:style-name="T2">104</text:span></text:p>
          </draw:text-box>
        </draw:frame>
        <draw:frame draw:style-name="gr9" draw:text-style-name="P4" draw:layer="layout" svg:width="1.4cm" svg:height="0.9cm" svg:x="9.9cm" svg:y="2.6cm">
          <draw:text-box>
            <text:p><text:span text:style-name="T2">105</text:span></text:p>
          </draw:text-box>
        </draw:frame>
        <draw:frame draw:style-name="gr9" draw:text-style-name="P4" draw:layer="layout" svg:width="1.4cm" svg:height="0.9cm" svg:x="4.2cm" svg:y="5.6cm">
          <draw:text-box>
            <text:p><text:span text:style-name="T2">106</text:span></text:p>
          </draw:text-box>
        </draw:frame>
        <draw:frame draw:style-name="gr9" draw:text-style-name="P4" draw:layer="layout" svg:width="1.4cm" svg:height="0.9cm" svg:x="4.2cm" svg:y="12.8cm">
          <draw:text-box>
            <text:p><text:span text:style-name="T2">107</text:span></text:p>
          </draw:text-box>
        </draw:frame>
        <draw:custom-shape draw:style-name="gr10" draw:text-style-name="P5" draw:layer="layout" svg:width="0.6cm" svg:height="0.6cm" svg:x="3.2cm" svg:y="2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1" draw:text-style-name="P5" draw:layer="layout" svg:width="0.6cm" svg:height="0.6cm" svg:x="3.2cm" svg:y="2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3.32cm" svg:y1="21.26cm" svg:x2="3.8cm" svg:y2="21.5cm">
            <text:p/>
          </draw:line>
          <draw:line draw:style-name="gr2" draw:text-style-name="P5" draw:layer="layout" svg:x1="3.8cm" svg:y1="21.5cm" svg:x2="3.32cm" svg:y2="21.74cm">
            <text:p/>
          </draw:line>
        </draw:g>
        <draw:custom-shape draw:style-name="gr12" draw:text-style-name="P6" draw:layer="layout" svg:width="0.8cm" svg:height="0.2cm" svg:x="3.1cm" svg:y="22.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683cm" svg:height="0.806cm" svg:x="4.6cm" svg:y="20.094cm">
          <draw:text-box>
            <text:p><text:span text:style-name="T1">Node</text:span></text:p>
          </draw:text-box>
        </draw:frame>
        <draw:frame draw:style-name="gr14" draw:text-style-name="P7" draw:layer="layout" svg:width="1.793cm" svg:height="0.806cm" svg:x="4.587cm" svg:y="21.1cm">
          <draw:text-box>
            <text:p><text:span text:style-name="T1">Pump</text:span></text:p>
          </draw:text-box>
        </draw:frame>
        <draw:frame draw:style-name="gr15" draw:text-style-name="P7" draw:layer="layout" svg:width="1.493cm" svg:height="0.806cm" svg:x="4.607cm" svg:y="22.094cm">
          <draw:text-box>
            <text:p><text:span text:style-name="T1">Pipe</text:span></text:p>
          </draw:text-box>
        </draw:frame>
        <draw:frame draw:style-name="gr9" draw:text-style-name="P7" draw:layer="layout" svg:width="8.2cm" svg:height="0.9cm" svg:x="7.1cm" svg:y="7.7cm">
          <draw:text-box>
            <text:p text:style-name="P8">Element 103 has high resista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22:47:46.536039174</meta:creation-date>
    <dc:date>2021-01-26T17:30:00.684801809</dc:date>
    <meta:editing-duration>PT8M38S</meta:editing-duration>
    <meta:editing-cycles>4</meta:editing-cycles>
    <meta:generator>LibreOffice/6.0.7.3$Linux_X86_64 LibreOffice_project/00m0$Build-3</meta:generator>
    <meta:document-statistic meta:object-count="36"/>
  </office:meta>
</office:document-meta>
</file>